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Insert AVL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0.018008" calcext:value-type="float">
            <text:p>0.018008</text:p>
          </table:table-cell>
          <table:table-cell office:value-type="float" office:value="0.033771" calcext:value-type="float">
            <text:p>0.033771</text:p>
          </table:table-cell>
          <table:table-cell office:value-type="float" office:value="0.185065" calcext:value-type="float">
            <text:p>0.185065</text:p>
          </table:table-cell>
        </table:table-row>
        <table:table-row table:style-name="ro1">
          <table:table-cell office:value-type="string" calcext:value-type="string">
            <text:p>Insert RB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4676" calcext:value-type="float">
            <text:p>0.004676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13839" calcext:value-type="float">
            <text:p>0.013839</text:p>
          </table:table-cell>
          <table:table-cell office:value-type="float" office:value="0.096652" calcext:value-type="float">
            <text:p>0.096652</text:p>
          </table:table-cell>
        </table:table-row>
        <table:table-row table:style-name="ro1">
          <table:table-cell office:value-type="string" calcext:value-type="string">
            <text:p>I&amp;D AVL</text:p>
          </table:table-cell>
          <table:table-cell office:value-type="float" office:value="0.040312" calcext:value-type="float">
            <text:p>0.040312</text:p>
          </table:table-cell>
          <table:table-cell office:value-type="float" office:value="0.011629" calcext:value-type="float">
            <text:p>0.011629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0886" calcext:value-type="float">
            <text:p>0.000886</text:p>
          </table:table-cell>
        </table:table-row>
        <table:table-row table:style-name="ro1">
          <table:table-cell office:value-type="string" calcext:value-type="string">
            <text:p>I&amp;D RB</text:p>
          </table:table-cell>
          <table:table-cell office:value-type="float" office:value="0.044251" calcext:value-type="float">
            <text:p>0.044251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PL AVL1</text:p>
          </table:table-cell>
          <table:table-cell office:value-type="float" office:value="8.228" calcext:value-type="float">
            <text:p>8.228</text:p>
          </table:table-cell>
          <table:table-cell office:value-type="float" office:value="11.5498" calcext:value-type="float">
            <text:p>11.5498</text:p>
          </table:table-cell>
          <table:table-cell office:value-type="float" office:value="13.9166" calcext:value-type="float">
            <text:p>13.9166</text:p>
          </table:table-cell>
          <table:table-cell office:value-type="float" office:value="14.9313" calcext:value-type="float">
            <text:p>14.9313</text:p>
          </table:table-cell>
          <table:table-cell office:value-type="float" office:value="17.2984" calcext:value-type="float">
            <text:p>17.2984</text:p>
          </table:table-cell>
        </table:table-row>
        <table:table-row table:style-name="ro1">
          <table:table-cell office:value-type="string" calcext:value-type="string">
            <text:p>IPL RB1</text:p>
          </table:table-cell>
          <table:table-cell office:value-type="float" office:value="9.24138" calcext:value-type="float">
            <text:p>9.24138</text:p>
          </table:table-cell>
          <table:table-cell office:value-type="float" office:value="12.5942" calcext:value-type="float">
            <text:p>12.5942</text:p>
          </table:table-cell>
          <table:table-cell office:value-type="float" office:value="14.9881" calcext:value-type="float">
            <text:p>14.9881</text:p>
          </table:table-cell>
          <table:table-cell office:value-type="float" office:value="15.9958" calcext:value-type="float">
            <text:p>15.9958</text:p>
          </table:table-cell>
          <table:table-cell office:value-type="float" office:value="18.3663" calcext:value-type="float">
            <text:p>18.3663</text:p>
          </table:table-cell>
        </table:table-row>
        <table:table-row table:style-name="ro1">
          <table:table-cell office:value-type="string" calcext:value-type="string">
            <text:p>IPL AVL2</text:p>
          </table:table-cell>
          <table:table-cell office:value-type="float" office:value="8.244" calcext:value-type="float">
            <text:p>8.244</text:p>
          </table:table-cell>
          <table:table-cell office:value-type="float" office:value="11.5504" calcext:value-type="float">
            <text:p>11.5504</text:p>
          </table:table-cell>
          <table:table-cell office:value-type="float" office:value="13.9167" calcext:value-type="float">
            <text:p>13.9167</text:p>
          </table:table-cell>
          <table:table-cell office:value-type="float" office:value="14.9314" calcext:value-type="float">
            <text:p>14.9314</text:p>
          </table:table-cell>
          <table:table-cell office:value-type="float" office:value="17.2984" calcext:value-type="float">
            <text:p>17.2984</text:p>
          </table:table-cell>
        </table:table-row>
        <table:table-row table:style-name="ro1">
          <table:table-cell office:value-type="string" calcext:value-type="string">
            <text:p>IPL RB2</text:p>
          </table:table-cell>
          <table:table-cell office:value-type="float" office:value="9.23538" calcext:value-type="float">
            <text:p>9.23538</text:p>
          </table:table-cell>
          <table:table-cell office:value-type="float" office:value="12.5942" calcext:value-type="float">
            <text:p>12.5942</text:p>
          </table:table-cell>
          <table:table-cell office:value-type="float" office:value="14.9887" calcext:value-type="float">
            <text:p>14.9887</text:p>
          </table:table-cell>
          <table:table-cell office:value-type="float" office:value="15.9958" calcext:value-type="float">
            <text:p>15.9958</text:p>
          </table:table-cell>
          <table:table-cell office:value-type="float" office:value="18.3663" calcext:value-type="float">
            <text:p>18.3663</text:p>
          </table:table-cell>
        </table:table-row>
        <table:table-row table:style-name="ro1">
          <table:table-cell office:value-type="string" calcext:value-type="string">
            <text:p>IPL AVL Ratio</text:p>
          </table:table-cell>
          <table:table-cell office:value-type="float" office:value="0.9980599" calcext:value-type="float">
            <text:p>0.9980599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string" calcext:value-type="string">
            <text:p>IPL RB1 Ratio</text:p>
          </table:table-cell>
          <table:table-cell office:value-type="float" office:value="1.00065" calcext:value-type="float">
            <text:p>1.000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Insert AV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R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&amp;D AV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&amp;D R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 AV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 R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 AVL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 R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 AVL Rat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 RB1 Ratio</text:p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0:54:13.713020816</meta:creation-date>
    <dc:date>2023-10-11T11:16:54.425247614</dc:date>
    <meta:editing-duration>PT9M50S</meta:editing-duration>
    <meta:editing-cycles>1</meta:editing-cycles>
    <meta:generator>LibreOffice/7.0.4.2$Linux_X86_64 LibreOffice_project/00$Build-2</meta:generator>
    <meta:document-statistic meta:table-count="1" meta:cell-count="82" meta:object-count="0"/>
  </office:meta>
</office:document-meta>
</file>